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e1" style:family="table">
      <style:table-properties style:width="7.6979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6688in"/>
    </style:style>
    <style:style style:name="Table1.C" style:family="table-column">
      <style:table-column-properties style:column-width="1.3771in"/>
    </style:style>
    <style:style style:name="Table1.D" style:family="table-column">
      <style:table-column-properties style:column-width="1.8042in"/>
    </style:style>
    <style:style style:name="Table1.E" style:family="table-column">
      <style:table-column-properties style:column-width="0.2125in"/>
    </style:style>
    <style:style style:name="Table1.F" style:family="table-column">
      <style:table-column-properties style:column-width="1.4736in"/>
    </style:style>
    <style:style style:name="Table1.G" style:family="table-column">
      <style:table-column-properties style:column-width="0.6618in"/>
    </style:style>
    <style:style style:name="Table1.A1" style:family="table-cell">
      <style:table-cell-properties fo:padding="0.0201in" fo:border="none" style:writing-mode="page"/>
    </style:style>
    <style:style style:name="Table1.A4" style:family="table-cell">
      <style:table-cell-properties fo:padding="0.0201in" fo:border-left="none" fo:border-right="none" fo:border-top="none" fo:border-bottom="0.5pt solid #000000" style:writing-mode="page"/>
    </style:style>
    <style:style style:name="Table1.A15" style:family="table-cell">
      <style:table-cell-properties fo:padding="0.0382in" fo:border-left="none" fo:border-right="none" fo:border-top="none" fo:border-bottom="0.5pt solid #000000" style:writing-mode="page"/>
    </style:style>
    <style:style style:name="Table1.A16" style:family="table-cell">
      <style:table-cell-properties fo:padding="0.0382in" fo:border="none" style:writing-mode="page"/>
    </style:style>
    <style:style style:name="P1" style:family="paragraph" style:parent-style-name="Standard">
      <style:text-properties style:font-name="Roboto" officeooo:rsid="00291ac7" officeooo:paragraph-rsid="00291ac7"/>
    </style:style>
    <style:style style:name="P2" style:family="paragraph" style:parent-style-name="Table_20_Contents">
      <style:paragraph-properties fo:text-align="center" style:justify-single-word="false"/>
      <style:text-properties style:font-name="Roboto" officeooo:rsid="000b6b75" officeooo:paragraph-rsid="000b6b75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8pt" fo:font-weight="bold" officeooo:rsid="000b6b75" officeooo:paragraph-rsid="000b6b75" style:font-size-asian="15.75pt" style:font-weight-asian="bold" style:font-size-complex="18pt" style:font-weight-complex="bold"/>
    </style:style>
    <style:style style:name="P4" style:family="paragraph" style:parent-style-name="Table_20_Contents">
      <style:text-properties style:font-name="Roboto" fo:font-size="15pt" fo:font-weight="bold" officeooo:rsid="000ca504" officeooo:paragraph-rsid="000ca504" style:font-size-asian="13.1000003814697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4pt" officeooo:paragraph-rsid="000b6b75" style:font-size-asian="3.5pt" style:font-size-complex="4pt"/>
    </style:style>
    <style:style style:name="P6" style:family="paragraph" style:parent-style-name="Table_20_Contents">
      <style:text-properties style:font-name="Roboto" fo:font-size="4pt" officeooo:paragraph-rsid="000ca504" style:font-size-asian="3.5pt" style:font-size-complex="4pt"/>
    </style:style>
    <style:style style:name="P7" style:family="paragraph" style:parent-style-name="Table_20_Contents">
      <style:text-properties style:font-name="Roboto" fo:font-size="10pt" fo:font-style="normal" fo:font-weight="bold" officeooo:rsid="000e460e" officeooo:paragraph-rsid="000e460e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Roboto" fo:font-size="10pt" fo:font-style="normal" fo:font-weight="normal" officeooo:rsid="000e460e" officeooo:paragraph-rsid="000e460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Roboto" fo:font-size="10pt" fo:font-style="normal" fo:font-weight="normal" officeooo:rsid="00194673" officeooo:paragraph-rsid="00194673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Roboto" fo:font-size="10pt" fo:font-style="normal" fo:font-weight="normal" officeooo:rsid="0019ccc2" officeooo:paragraph-rsid="0019ccc2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text-properties style:font-name="Roboto" fo:font-size="10pt" fo:font-style="italic" fo:font-weight="normal" officeooo:rsid="000e460e" officeooo:paragraph-rsid="000e460e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able_20_Contents">
      <style:text-properties style:font-name="Roboto" fo:font-size="10pt" fo:font-style="italic" fo:font-weight="normal" officeooo:rsid="00157ba0" officeooo:paragraph-rsid="00157ba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text-properties style:font-name="Roboto" fo:font-size="10pt" fo:font-style="italic" fo:font-weight="normal" officeooo:rsid="0019f2ba" officeooo:paragraph-rsid="0019f2ba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text-properties style:font-name="Roboto" fo:font-size="10pt" fo:font-style="italic" fo:font-weight="normal" officeooo:rsid="00194673" officeooo:paragraph-rsid="00194673" style:font-size-asian="8.75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text-properties style:font-name="Roboto" fo:font-size="10pt" fo:font-style="italic" fo:font-weight="normal" officeooo:rsid="0019ccc2" officeooo:paragraph-rsid="0019ccc2" style:font-size-asian="8.75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text-properties style:font-name="Roboto" fo:font-size="10pt" fo:font-weight="normal" officeooo:rsid="000d3b0e" officeooo:paragraph-rsid="000d3b0e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Roboto" fo:font-size="10pt" fo:font-weight="normal" officeooo:rsid="0013fd30" officeooo:paragraph-rsid="0013fd30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Roboto" fo:font-size="10pt" fo:font-weight="normal" officeooo:rsid="00163191" officeooo:paragraph-rsid="00163191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Roboto" fo:font-size="10pt" fo:font-weight="bold" officeooo:rsid="000d3b0e" officeooo:paragraph-rsid="000d3b0e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Roboto" fo:font-size="10pt" fo:font-weight="bold" officeooo:rsid="0013fd30" officeooo:paragraph-rsid="0013fd30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Roboto" fo:font-size="10pt" fo:font-weight="bold" officeooo:rsid="0019f2ba" officeooo:paragraph-rsid="0019f2ba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Roboto" fo:font-size="10pt" fo:font-weight="bold" officeooo:rsid="001c1ca6" officeooo:paragraph-rsid="001c1ca6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Roboto" fo:font-size="10pt" fo:font-weight="bold" officeooo:rsid="00194673" officeooo:paragraph-rsid="00194673" style:font-size-asian="8.75pt" style:font-weight-asian="bold" style:font-size-complex="10pt" style:font-weight-complex="bold"/>
    </style:style>
    <style:style style:name="P24" style:family="paragraph" style:parent-style-name="Table_20_Contents">
      <style:text-properties style:font-name="Roboto" fo:font-size="10pt" fo:font-weight="bold" officeooo:rsid="0019ccc2" officeooo:paragraph-rsid="0019ccc2" style:font-size-asian="8.75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Roboto" fo:font-size="10pt" officeooo:rsid="0019f2ba" officeooo:paragraph-rsid="0019f2ba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Roboto" fo:font-size="10pt" officeooo:rsid="001c1ca6" officeooo:paragraph-rsid="001c1ca6" style:font-size-asian="10pt" style:font-size-complex="10pt"/>
    </style:style>
    <style:style style:name="P27" style:family="paragraph" style:parent-style-name="Table_20_Contents">
      <style:text-properties style:font-name="Roboto" fo:font-size="14pt" fo:font-weight="bold" officeooo:rsid="000e460e" officeooo:paragraph-rsid="000e460e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style:font-name="Roboto" fo:font-size="14pt" fo:font-weight="bold" officeooo:rsid="00163191" officeooo:paragraph-rsid="00163191" style:font-size-asian="12.25pt" style:font-weight-asian="bold" style:font-size-complex="14pt" style:font-weight-complex="bold"/>
    </style:style>
    <style:style style:name="P29" style:family="paragraph" style:parent-style-name="Table_20_Contents">
      <style:text-properties style:font-name="Roboto" fo:font-size="14pt" fo:font-weight="bold" officeooo:rsid="00194673" officeooo:paragraph-rsid="00194673" style:font-size-asian="12.25pt" style:font-weight-asian="bold" style:font-size-complex="14pt" style:font-weight-complex="bold"/>
    </style:style>
    <style:style style:name="P30" style:family="paragraph" style:parent-style-name="Table_20_Contents">
      <style:text-properties style:font-name="Roboto" officeooo:paragraph-rsid="000ca504"/>
    </style:style>
    <style:style style:name="P31" style:family="paragraph" style:parent-style-name="Table_20_Contents" style:list-style-name="L1">
      <style:text-properties style:font-name="Roboto" fo:font-size="10pt" fo:font-weight="normal" officeooo:rsid="000ca504" officeooo:paragraph-rsid="000ca504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text-properties style:font-name="Roboto" fo:font-size="10pt" fo:font-weight="normal" officeooo:rsid="000ca504" officeooo:paragraph-rsid="0020c18a" style:font-size-asian="10pt" style:font-weight-asian="normal" style:font-size-complex="10pt" style:font-weight-complex="normal"/>
    </style:style>
    <style:style style:name="P33" style:family="paragraph" style:parent-style-name="Table_20_Contents" style:list-style-name="L1">
      <style:text-properties style:font-name="Roboto" fo:font-size="10pt" fo:font-weight="normal" officeooo:rsid="0020c18a" officeooo:paragraph-rsid="0020c18a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text-properties style:font-name="Roboto" fo:font-size="10pt" fo:font-weight="normal" officeooo:rsid="0024a955" officeooo:paragraph-rsid="0024a955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Roboto" fo:font-size="10pt" fo:font-weight="normal" officeooo:rsid="0017cc16" officeooo:paragraph-rsid="0017cc16" style:font-size-asian="10pt" style:font-weight-asian="normal" style:font-size-complex="10pt" style:font-weight-complex="normal"/>
    </style:style>
    <style:style style:name="P36" style:family="paragraph" style:parent-style-name="Table_20_Contents" style:list-style-name="L2">
      <style:text-properties style:font-name="Roboto" fo:font-size="10pt" fo:font-weight="normal" officeooo:rsid="000f57e0" officeooo:paragraph-rsid="000f57e0" style:font-size-asian="10pt" style:font-weight-asian="normal" style:font-size-complex="10pt" style:font-weight-complex="normal"/>
    </style:style>
    <style:style style:name="P37" style:family="paragraph" style:parent-style-name="Table_20_Contents" style:list-style-name="L2">
      <style:text-properties style:font-name="Roboto" fo:font-size="10pt" fo:font-weight="normal" officeooo:rsid="00119832" officeooo:paragraph-rsid="00119832" style:font-size-asian="10pt" style:font-weight-asian="normal" style:font-size-complex="10pt" style:font-weight-complex="normal"/>
    </style:style>
    <style:style style:name="P38" style:family="paragraph" style:parent-style-name="Table_20_Contents" style:list-style-name="L2">
      <style:text-properties style:font-name="Roboto" fo:font-size="10pt" fo:font-weight="normal" officeooo:rsid="001253be" officeooo:paragraph-rsid="001253be" style:font-size-asian="10pt" style:font-weight-asian="normal" style:font-size-complex="10pt" style:font-weight-complex="normal"/>
    </style:style>
    <style:style style:name="P39" style:family="paragraph" style:parent-style-name="Table_20_Contents" style:list-style-name="L3">
      <style:text-properties style:font-name="Roboto" fo:font-size="10pt" fo:font-weight="normal" officeooo:rsid="000d3b0e" officeooo:paragraph-rsid="000d3b0e" style:font-size-asian="10pt" style:font-weight-asian="normal" style:font-size-complex="10pt" style:font-weight-complex="normal"/>
    </style:style>
    <style:style style:name="P40" style:family="paragraph" style:parent-style-name="Table_20_Contents" style:list-style-name="L5">
      <style:text-properties style:font-name="Roboto" fo:font-size="10pt" fo:font-weight="normal" officeooo:rsid="0019ccc2" officeooo:paragraph-rsid="0019ccc2" style:font-size-asian="8.75pt" style:font-weight-asian="normal" style:font-size-complex="10pt" style:font-weight-complex="normal"/>
    </style:style>
    <style:style style:name="P41" style:family="paragraph" style:parent-style-name="Table_20_Contents" style:list-style-name="L4">
      <style:text-properties style:font-name="Roboto" fo:font-size="10pt" fo:font-style="normal" fo:font-weight="normal" officeooo:rsid="00194673" officeooo:paragraph-rsid="00194673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 style:list-style-name="L6">
      <style:text-properties style:font-name="Roboto" fo:font-size="10pt" officeooo:rsid="0019f2ba" officeooo:paragraph-rsid="0019f2ba" style:font-size-asian="10pt" style:font-size-complex="10pt"/>
    </style:style>
    <style:style style:name="P43" style:family="paragraph" style:parent-style-name="Table_20_Contents" style:list-style-name="L7">
      <style:text-properties style:font-name="Roboto" fo:font-size="10pt" officeooo:paragraph-rsid="000d3b0e" style:font-size-asian="10pt" style:font-size-complex="10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0fb3b8"/>
    </style:style>
    <style:style style:name="T3" style:family="text">
      <style:text-properties officeooo:rsid="001273e5"/>
    </style:style>
    <style:style style:name="T4" style:family="text">
      <style:text-properties officeooo:rsid="0013fd30"/>
    </style:style>
    <style:style style:name="T5" style:family="text">
      <style:text-properties officeooo:rsid="00163191"/>
    </style:style>
    <style:style style:name="T6" style:family="text">
      <style:text-properties officeooo:rsid="00194673"/>
    </style:style>
    <style:style style:name="T7" style:family="text">
      <style:text-properties officeooo:rsid="001b8aba"/>
    </style:style>
    <style:style style:name="T8" style:family="text">
      <style:text-properties officeooo:rsid="0024a955"/>
    </style:style>
    <style:style style:name="T9" style:family="text">
      <style:text-properties officeooo:rsid="00252be5"/>
    </style:style>
    <style:style style:name="T10" style:family="text">
      <style:text-properties officeooo:rsid="0025d511"/>
    </style:style>
    <style:style style:name="T11" style:family="text">
      <style:text-properties officeooo:rsid="0027e85e"/>
    </style:style>
    <style:style style:name="T12" style:family="text">
      <style:text-properties officeooo:rsid="002a705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609057775280">
          <table:table-cell table:style-name="Table1.A1" table:number-columns-spanned="7" office:value-type="string">
            <text:p text:style-name="P3"><text:span text:style-name="T12">Matt</text:span> <text:span text:style-name="T12">J. </text:span>Anders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7870288">
          <table:table-cell table:style-name="Table1.A1" table:number-columns-spanned="7" office:value-type="string">
            <text:p text:style-name="P2"><text:a xlink:type="simple" xlink:href="mailto:matta9001@gmail.com" text:style-name="Internet_20_link" text:visited-style-name="Visited_20_Internet_20_Link">matta9001@gmail.com</text:a> | Chicago, IL 60602 | (224)-636-3719</text:p>
            <text:p text:style-name="P2">github.com/matta9001 | matta9001.github.io | linkedin.com/in/matthew-j-anders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091344"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091904">
          <table:table-cell table:style-name="Table1.A4" table:number-columns-spanned="7" office:value-type="string">
            <text:p text:style-name="P4">TECHNICAL <text:span text:style-name="T1">SKILL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093072">
          <table:table-cell table:style-name="Table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093904">
          <table:table-cell table:style-name="Table1.A1" office:value-type="string">
            <text:p text:style-name="P30"/>
          </table:table-cell>
          <table:table-cell table:style-name="Table1.A1" office:value-type="string">
            <text:list xml:id="list17226557" text:style-name="L1">
              <text:list-item>
                <text:p text:style-name="P31">Python</text:p>
              </text:list-item>
            </text:list>
          </table:table-cell>
          <table:table-cell table:style-name="Table1.A1" office:value-type="string">
            <text:list xml:id="list155254380237497" text:continue-numbering="true" text:style-name="L1">
              <text:list-item>
                <text:p text:style-name="P31">Go</text:p>
              </text:list-item>
            </text:list>
          </table:table-cell>
          <table:table-cell table:style-name="Table1.A1" office:value-type="string">
            <text:list xml:id="list155253129223344" text:continue-numbering="true" text:style-name="L1">
              <text:list-item>
                <text:p text:style-name="P33">Java</text:p>
              </text:list-item>
            </text:list>
          </table:table-cell>
          <table:table-cell table:style-name="Table1.A1" table:number-columns-spanned="2" office:value-type="string">
            <text:list xml:id="list155254866990497" text:continue-numbering="true" text:style-name="L1">
              <text:list-item>
                <text:p text:style-name="P33">C</text:p>
              </text:list-item>
            </text:list>
          </table:table-cell>
          <table:covered-table-cell/>
          <table:table-cell table:style-name="Table1.A1" office:value-type="string">
            <text:p text:style-name="P30"/>
          </table:table-cell>
        </table:table-row>
        <table:table-row table:style-name="TableLine94609058098480">
          <table:table-cell table:style-name="Table1.A1" office:value-type="string">
            <text:p text:style-name="P30"/>
          </table:table-cell>
          <table:table-cell table:style-name="Table1.A1" office:value-type="string">
            <text:list xml:id="list155253972639109" text:continue-numbering="true" text:style-name="L1">
              <text:list-item>
                <text:p text:style-name="P32">Docker</text:p>
              </text:list-item>
            </text:list>
          </table:table-cell>
          <table:table-cell table:style-name="Table1.A1" office:value-type="string">
            <text:list xml:id="list155254566693542" text:continue-numbering="true" text:style-name="L1">
              <text:list-item>
                <text:p text:style-name="P34">Kubernetes</text:p>
              </text:list-item>
            </text:list>
          </table:table-cell>
          <table:table-cell table:style-name="Table1.A1" office:value-type="string">
            <text:list xml:id="list155254904204971" text:continue-numbering="true" text:style-name="L1">
              <text:list-item>
                <text:p text:style-name="P34">Linux</text:p>
              </text:list-item>
            </text:list>
          </table:table-cell>
          <table:table-cell table:style-name="Table1.A1" table:number-columns-spanned="2" office:value-type="string">
            <text:list xml:id="list155254924768556" text:continue-numbering="true" text:style-name="L1">
              <text:list-item>
                <text:p text:style-name="P33">Git</text:p>
              </text:list-item>
            </text:list>
          </table:table-cell>
          <table:covered-table-cell/>
          <table:table-cell table:style-name="Table1.A1" office:value-type="string">
            <text:p text:style-name="P30"/>
          </table:table-cell>
        </table:table-row>
        <table:table-row table:style-name="TableLine94609058099792">
          <table:table-cell table:style-name="Table1.A1" office:value-type="string">
            <text:p text:style-name="P30"/>
          </table:table-cell>
          <table:table-cell table:style-name="Table1.A1" office:value-type="string">
            <text:list xml:id="list155254669297717" text:continue-numbering="true" text:style-name="L1">
              <text:list-item>
                <text:p text:style-name="P32"><text:span text:style-name="T9">GitHub</text:span> Actions</text:p>
              </text:list-item>
            </text:list>
          </table:table-cell>
          <table:table-cell table:style-name="Table1.A1" office:value-type="string">
            <text:list xml:id="list155254460592362" text:continue-numbering="true" text:style-name="L1">
              <text:list-item>
                <text:p text:style-name="P33">Vim</text:p>
              </text:list-item>
            </text:list>
          </table:table-cell>
          <table:table-cell table:style-name="Table1.A1" office:value-type="string">
            <text:list xml:id="list155253218090058" text:continue-numbering="true" text:style-name="L1">
              <text:list-item>
                <text:p text:style-name="P31"><text:span text:style-name="T8">Dart</text:span> / <text:span text:style-name="T8">Flutter</text:span></text:p>
              </text:list-item>
            </text:list>
          </table:table-cell>
          <table:table-cell table:style-name="Table1.A1" table:number-columns-spanned="2" office:value-type="string">
            <text:list xml:id="list155253880026025" text:continue-numbering="true" text:style-name="L1">
              <text:list-item>
                <text:p text:style-name="P31">Hardware</text:p>
              </text:list-item>
            </text:list>
          </table:table-cell>
          <table:covered-table-cell/>
          <table:table-cell table:style-name="Table1.A1" office:value-type="string">
            <text:p text:style-name="P30"/>
          </table:table-cell>
        </table:table-row>
        <table:table-row table:style-name="TableLine94609058101104">
          <table:table-cell table:style-name="Table1.A1" office:value-type="string">
            <text:p text:style-name="P30"/>
          </table:table-cell>
          <table:table-cell table:style-name="Table1.A1" office:value-type="string">
            <text:list xml:id="list155253718806095" text:continue-numbering="true" text:style-name="L1">
              <text:list-item>
                <text:p text:style-name="P35">HTML/CSS/JS</text:p>
              </text:list-item>
            </text:list>
          </table:table-cell>
          <table:table-cell table:style-name="Table1.A1" office:value-type="string">
            <text:list xml:id="list155254905244618" text:continue-numbering="true" text:style-name="L1">
              <text:list-item>
                <text:p text:style-name="P35">SQL</text:p>
              </text:list-item>
            </text:list>
          </table:table-cell>
          <table:table-cell table:style-name="Table1.A1" office:value-type="string">
            <text:list xml:id="list155253444223902" text:continue-numbering="true" text:style-name="L1">
              <text:list-item>
                <text:p text:style-name="P33">Unity3D</text:p>
              </text:list-item>
            </text:list>
          </table:table-cell>
          <table:table-cell table:style-name="Table1.A1" table:number-columns-spanned="2" office:value-type="string">
            <text:list xml:id="list155253135284319" text:continue-numbering="true" text:style-name="L1">
              <text:list-item>
                <text:p text:style-name="P33">Haskell</text:p>
              </text:list-item>
            </text:list>
          </table:table-cell>
          <table:covered-table-cell/>
          <table:table-cell table:style-name="Table1.A1" office:value-type="string">
            <text:p text:style-name="P30"/>
          </table:table-cell>
        </table:table-row>
        <table:table-row table:style-name="TableLine94609058102336">
          <table:table-cell table:style-name="Table1.A4" table:number-columns-spanned="7" office:value-type="string">
            <text:p text:style-name="P27">EXPERI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103120">
          <table:table-cell table:style-name="Table1.A1" table:number-columns-spanned="5" office:value-type="string">
            <text:p text:style-name="P7">TIBCO Software</text:p>
            <text:p text:style-name="P11">Software Engineer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>May 2020 – Present</text:p>
            <text:p text:style-name="P8"/>
          </table:table-cell>
          <table:covered-table-cell/>
        </table:table-row>
        <table:table-row table:style-name="TableLine94609058104976">
          <table:table-cell table:style-name="Table1.A1" table:number-columns-spanned="7" office:value-type="string">
            <text:list xml:id="list4011057653" text:style-name="L2">
              <text:list-item>
                <text:p text:style-name="P36">Collaborated with a team of <text:span text:style-name="T3">six</text:span> to imagine, design, build, and test MSGMX, <text:span text:style-name="T2">an interactive CLI tool for managing various messaging systems.</text:span></text:p>
              </text:list-item>
              <text:list-item>
                <text:p text:style-name="P37">Implemented GitHub Actions workflows for automated building and testing in the cloud, saving hours of manual regression testing.</text:p>
              </text:list-item>
              <text:list-item>
                <text:p text:style-name="P37">Containerized messaging service environments, simplifying the process of configuring messaging systems.</text:p>
              </text:list-item>
              <text:list-item>
                <text:p text:style-name="P38">Implemented Swagger for FTL using go-swagger, which automatically generates an interactive REST UI in the browser based on internal server data structures, <text:span text:style-name="T4">vastly more consistent and quick than manually creating a specification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106288">
          <table:table-cell table:style-name="Table1.A1" table:number-columns-spanned="5" office:value-type="string">
            <text:p text:style-name="P20">Semi-Autonomous Driving </text:p>
            <text:p text:style-name="P12">IIT MMAE Department Research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7">Octob<text:span text:style-name="T6">e</text:span>r 2019 – <text:span text:style-name="T10">December 2020</text:span></text:p>
          </table:table-cell>
          <table:covered-table-cell/>
        </table:table-row>
        <table:table-row table:style-name="TableLine94609058106960">
          <table:table-cell table:style-name="Table1.A1" table:number-columns-spanned="7" office:value-type="string">
            <text:list xml:id="list987679371" text:style-name="L3">
              <text:list-item>
                <text:p text:style-name="P39"><text:span text:style-name="T4">Worked</text:span> with a team of 5 to create a realistic driving simulator for a user to experience traffic.</text:p>
              </text:list-item>
              <text:list-item>
                <text:p text:style-name="P39">Trained a hypothetical self-driving car to drive using data collected from the simulation and Matlab for calculations.</text:p>
              </text:list-item>
              <text:list-item>
                <text:p text:style-name="P39">Used C# and Unity3D to program a dynamic environment with moving traffic and changing traffic light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107744">
          <table:table-cell table:style-name="Table1.A15" table:number-columns-spanned="7" office:value-type="string">
            <text:p text:style-name="P29">PROJEC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108944">
          <table:table-cell table:style-name="Table1.A16" table:number-columns-spanned="5" office:value-type="string">
            <text:p text:style-name="P23">Mobile Applications</text:p>
            <text:p text:style-name="P14">Cross Platform Applications</text:p>
          </table:table-cell>
          <table:covered-table-cell/>
          <table:covered-table-cell/>
          <table:covered-table-cell/>
          <table:covered-table-cell/>
          <table:table-cell table:style-name="Table1.A16" table:number-columns-spanned="2" office:value-type="string">
            <text:p text:style-name="P9">June 2015 - Present</text:p>
          </table:table-cell>
          <table:covered-table-cell/>
        </table:table-row>
        <table:table-row table:style-name="TableLine94609058110736">
          <table:table-cell table:style-name="Table1.A16" table:number-columns-spanned="7" office:value-type="string">
            <text:list xml:id="list1986095039" text:style-name="L4">
              <text:list-item>
                <text:p text:style-name="P41">Released a total of 4 apps on the iOS/Android App Store, one selling 840 units in one year.</text:p>
              </text:list-item>
              <text:list-item>
                <text:p text:style-name="P41">Adopted Flutter as my tool of choice for creating simple, optimized applications that run on many platforms.</text:p>
              </text:list-item>
              <text:list-item>
                <text:p text:style-name="P41">Applied object oriented programming skills for game development with Unity3D to create mobile gam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112288">
          <table:table-cell table:style-name="Table1.A16" table:number-columns-spanned="5" office:value-type="string">
            <text:p text:style-name="P24">Linux</text:p>
            <text:p text:style-name="P15">Development and Server Administration</text:p>
          </table:table-cell>
          <table:covered-table-cell/>
          <table:covered-table-cell/>
          <table:covered-table-cell/>
          <table:covered-table-cell/>
          <table:table-cell table:style-name="Table1.A16" table:number-columns-spanned="2" office:value-type="string">
            <text:p text:style-name="P10">May 2015 - Present</text:p>
          </table:table-cell>
          <table:covered-table-cell/>
        </table:table-row>
        <table:table-row table:style-name="TableLine94609058112912">
          <table:table-cell table:style-name="Table1.A16" table:number-columns-spanned="7" office:value-type="string">
            <text:list xml:id="list3279665593" text:style-name="L5">
              <text:list-item>
                <text:p text:style-name="P40">Host an OpenVPN server on a Raspberry PI to access my home network remotely.</text:p>
              </text:list-item>
              <text:list-item>
                <text:p text:style-name="P40">Also host a Nextcloud server, providing cloud convenience without compromising personal data.</text:p>
              </text:list-item>
              <text:list-item>
                <text:p text:style-name="P40">Use Linux as a daily driver OS, with experience in Arch, Fedora, Manjaro, and Ubuntu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113696">
          <table:table-cell table:style-name="Table1.A4" table:number-columns-spanned="7" office:value-type="string">
            <text:p text:style-name="P28">EDU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114400">
          <table:table-cell table:style-name="Table1.A1" table:number-columns-spanned="5" office:value-type="string">
            <text:p text:style-name="P19">Illinois Institute of Technology, Chicago IL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8">May 2021 – GPA: 3.6/4</text:p>
          </table:table-cell>
          <table:covered-table-cell/>
        </table:table-row>
        <table:table-row table:style-name="TableLine94609058115136">
          <table:table-cell table:style-name="Table1.A1" table:number-columns-spanned="7" office:value-type="string">
            <text:p text:style-name="P16">Bachelor of Science in Computer Science<text:line-break/>Coursework: Data Structures and Algorithms, Systems Programming, Computer Graphics, Discrete Structures, <text:span text:style-name="T5">OOP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115920">
          <table:table-cell table:style-name="Table1.A1" table:number-columns-spanned="5" office:value-type="string">
            <text:p text:style-name="P21">Teaching Assistant</text:p>
            <text:p text:style-name="P13">Data Structures and OOP TA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5">August 2019 – May 2020</text:p>
          </table:table-cell>
          <table:covered-table-cell/>
        </table:table-row>
        <table:table-row table:style-name="TableLine94609058116656">
          <table:table-cell table:style-name="Table1.A1" table:number-columns-spanned="7" office:value-type="string">
            <text:list xml:id="list4132933546" text:style-name="L6">
              <text:list-item>
                <text:p text:style-name="P42">Independently hosted TA sessions for<text:span text:style-name="T7"> </text:span>Data Structures and Algorithms <text:span text:style-name="T11">in Python</text:span>, introducing concepts such as time complexity, space complexity, linked lists, trees, and more.</text:p>
              </text:list-item>
              <text:list-item>
                <text:p text:style-name="P42">Helped teach Java to introductory computer science students, including basic programming and OOP principles such as objects, arrays, loops, and mor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09058117440">
          <table:table-cell table:style-name="Table1.A1" table:number-columns-spanned="5" office:value-type="string">
            <text:p text:style-name="P22">Assosciation for Computing Machine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6">August 2018 – May 2021</text:p>
          </table:table-cell>
          <table:covered-table-cell/>
        </table:table-row>
        <table:table-row table:style-name="TableLine94609058118176">
          <table:table-cell table:style-name="Table1.A1" table:number-columns-spanned="7" office:value-type="string">
            <text:list xml:id="list1563517676" text:style-name="L7">
              <text:list-item>
                <text:p text:style-name="P43">Developed a KaiOS mobile application to help individuals escape poverty. This won the “Most Feasible” award at PayPal Hack Chicago, where $100 was donated to a charity of our choice.</text:p>
              </text:list-item>
              <text:list-item>
                <text:p text:style-name="P43">Attended HackIllinois, most notably contributed to the Anaconda project where I fixed bugs in source cod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3:46:10.542491355</meta:creation-date>
    <dc:date>2022-06-15T15:52:52.898779455</dc:date>
    <meta:editing-duration>PT1H8M6S</meta:editing-duration>
    <meta:editing-cycles>30</meta:editing-cycles>
    <meta:generator>LibreOffice/7.3.3.2$Linux_X86_64 LibreOffice_project/30$Build-2</meta:generator>
    <meta:document-statistic meta:table-count="1" meta:image-count="0" meta:object-count="0" meta:page-count="1" meta:paragraph-count="60" meta:word-count="469" meta:character-count="2999" meta:non-whitespace-character-count="2617"/>
  </office:meta>
</office:document-meta>
</file>